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vnd.sun.star.oleobject" manifest:full-path="Obj0092D8E3"/>
  <manifest:file-entry manifest:media-type="application/x-openoffice-wmf;windows_formatname=&quot;Image WMF&quot;" manifest:full-path="ObjectReplacements/Obj0092D8E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>
        <style:tab-stops/>
      </style:paragraph-properties>
    </style:style>
    <style:style style:name="P7" style:family="paragraph" style:parent-style-name="Standard">
      <style:text-properties fo:font-size="12pt" style:font-size-asian="10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9" style:family="paragraph" style:parent-style-name="Standard" style:list-style-name="L1">
      <style:paragraph-properties fo:margin-left="1.249cm" fo:margin-right="0cm" fo:text-indent="0cm" style:auto-text-indent="false"/>
    </style:style>
    <style:style style:name="P10" style:family="paragraph" style:parent-style-name="Standard" style:list-style-name="L2">
      <style:paragraph-properties fo:margin-left="1.249cm" fo:margin-right="0cm" fo:text-indent="0cm" style:auto-text-indent="false"/>
    </style:style>
    <style:style style:name="P11" style:family="paragraph" style:parent-style-name="Contents_20_Heading" style:master-page-name="Standard">
      <style:paragraph-properties style:page-number="1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13.985cm" draw:visible-area-height="18.557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1">Rubriques:</text:p>
          </text:index-title>
          <text:p text:style-name="P3"><text:a xlink:type="simple" xlink:href="#1.De%20la%20schématique%20à%20l'implantation%7Coutline">4 - De la schématique à l'implantation</text:a></text:p>
          <text:p text:style-name="P4"><text:a xlink:type="simple" xlink:href="#1.1.Chaîne%20de%20génération%7Coutline">4.1 - Chaîne de génération</text:a></text:p>
          <text:p text:style-name="P4"><text:a xlink:type="simple" xlink:href="#1.2.Procédure%20de%20création%20d'un%20Circuit%20imprimé%7Coutline">4.2 - Procédure de création d'un Circuit imprimé</text:a></text:p>
          <text:p text:style-name="P4"><text:a xlink:type="simple" xlink:href="#1.3.Procédure%20de%20correction%20d'un%20Circuit%20imprimé%7Coutline">4.3 - Procédure de correction d'un Circuit imprimé</text:a></text:p>
        </text:index-body>
      </text:table-of-content>
      <text:p text:style-name="Standard"/>
      <text:h text:style-name="Heading_20_1" text:outline-level="1">De la schématique à l'implantation</text:h>
      <text:h text:style-name="Heading_20_2" text:outline-level="2">Chaîne de génération</text:h>
      <text:p text:style-name="P5"><draw:frame draw:style-name="fr1" draw:name="Objet1" text:anchor-type="as-char" svg:width="13.981cm" svg:height="18.106cm" draw:z-index="0"><draw:object-ole xlink:href="./Obj0092D8E3" xlink:type="simple" xlink:show="embed" xlink:actuate="onLoad"/><draw:image xlink:href="./ObjectReplacements/Obj0092D8E3" xlink:type="simple" xlink:show="embed" xlink:actuate="onLoad"/></draw:frame></text:p>
      <text:p text:style-name="P6"/>
      <text:p text:style-name="Standard">Le lien schématique -&gt; PCBNEW se fait par le biais du fichier netliste, normalement généré par les outils de la schématique utilisée.</text:p>
      <text:p text:style-name="P7"><text:soft-page-break/>Remarque :</text:p>
      <text:p text:style-name="P8">il est rappelé que PCBNEW accepte des fichiers Netliste au format <text:span text:style-name="T2">EESchema (PCBNEW)</text:span> et <text:span text:style-name="T2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L’intérêt du fichier *.CMP est qu’il est automatiquement mis à jour par PCBNEW en cas de changement de module directement dans PCBNEW, ce qui évite de repasser par CVPCB.</text:p>
      <text:h text:style-name="Heading_20_2" text:outline-level="2"><text:span text:style-name="WW-Marque_20_d_27_annotation"><text:span text:style-name="T3">Procédure de création d'un Circuit imprimé</text:span></text:span></text:h>
      <text:p text:style-name="Standard"><text:span text:style-name="WW-Marque_20_d_27_annotation"><text:span text:style-name="T3">Après avoir créé le schéma de la carte à réaliser, on doit</text:span></text:span></text:p>
      <text:list text:style-name="L1">
        <text:list-item>
          <text:p text:style-name="P9"><text:span text:style-name="WW-Marque_20_d_27_annotation"><text:span text:style-name="T3">Générer la netliste (par Eeschema)</text:span></text:span></text:p>
        </text:list-item>
        <text:list-item>
          <text:p text:style-name="P9"><text:span text:style-name="WW-Marque_20_d_27_annotation"><text:span text:style-name="T3">Créer l'association entre les composants du schéma et les modules correspondants pour le circuit imprimé (par CVPCB).</text:span></text:span></text:p>
        </text:list-item>
        <text:list-item>
          <text:p text:style-name="P9"><text:span text:style-name="WW-Marque_20_d_27_annotation"><text:span text:style-name="T3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3">PCBNEW chargera alors automatiquement tous les modules.</text:span></text:span></text:p>
      <text:p text:style-name="Standard"><text:span text:style-name="WW-Marque_20_d_27_annotation"><text:span text:style-name="T3">Il faudra alors placer ces modules et réaliser les pistes correspondantes.</text:span></text:span></text:p>
      <text:h text:style-name="Heading_20_2" text:outline-level="2"><text:span text:style-name="WW-Marque_20_d_27_annotation"><text:span text:style-name="T3">Procédure de correction d'un Circuit imprimé</text:span></text:span></text:h>
      <text:p text:style-name="Standard"><text:span text:style-name="WW-Marque_20_d_27_annotation"><text:span text:style-name="T3">Si on modifie le schéma, il faudra a nouveau:</text:span></text:span></text:p>
      <text:list text:style-name="L2">
        <text:list-item>
          <text:p text:style-name="P10"><text:span text:style-name="WW-Marque_20_d_27_annotation"><text:span text:style-name="T3">Générer la nouvelle netliste (par Eeschema)</text:span></text:span></text:p>
        </text:list-item>
        <text:list-item>
          <text:p text:style-name="P10"><text:span text:style-name="WW-Marque_20_d_27_annotation"><text:span text:style-name="T3">Eventuellement, s'il y a de nouveaux composants, compléter l'association entre les <text:s/>nouveaux composants du schéma et les modules correspondants.</text:span></text:span></text:p>
        </text:list-item>
        <text:list-item>
          <text:p text:style-name="P10"><text:span text:style-name="WW-Marque_20_d_27_annotation"><text:span text:style-name="T3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3">PCBNEW chargera alors automatiquement les nouveaux modules, s'il y en a, et mettra a jour les nouvelles connexions.</text:span></text:span></text:p>
      <text:p text:style-name="Standard"><text:span text:style-name="WW-Marque_20_d_27_annotation"><text:span text:style-name="T3">On pourra aussi faire effacer automatiquement les pistes déjà existantes et devenues erronées.</text:span></text:span></text:p>
      <text:p text:style-name="Standard"><text:span text:style-name="WW-Marque_20_d_27_annotation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4cm" fo:margin-bottom="0cm" fo:line-height="100%" fo:text-align="justify" style:justify-single-word="false" fo:text-indent="-1.249cm" style:auto-text-indent="false" style:page-number="auto"/>
      <style:text-properties fo:color="#800000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00%" fo:text-align="justify" style:justify-single-word="false" fo:text-indent="-1.249cm" style:auto-text-indent="false"/>
      <style:text-properties fo:color="#008000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T1" style:family="text">
      <style:text-properties fo:font-style="italic"/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PCBNEW</text:span></text:p>
      </style:header>
      <style:footer>
        <text:p text:style-name="P2">Page <text:chapter text:display="number" text:outline-level="1">4 - </text:chapter> - <text:page-number text:select-page="current">2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hap 4: De la SCHEMATIQUE à l’IMPLANTATION</dc:title>
    <meta:initial-creator>IUT</meta:initial-creator>
    <meta:creation-date>1996-01-27T12:47:00</meta:creation-date>
    <dc:date>2008-07-03T20:46:21</dc:date>
    <meta:print-date>2002-12-03T12:00:58</meta:print-date>
    <dc:language>fr-FR</dc:language>
    <meta:editing-cycles>39</meta:editing-cycles>
    <meta:editing-duration>PT3H27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2" meta:paragraph-count="33" meta:word-count="345" meta:character-count="2277"/>
  </office:meta>
</office:document-meta>
</file>